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2" style:family="paragraph" style:parent-style-name="Standard">
      <style:paragraph-properties fo:margin-top="0in" fo:margin-bottom="0.1598in" style:contextual-spacing="false"/>
      <style:text-properties style:font-name="Lato"/>
    </style:style>
    <style:style style:name="P3" style:family="paragraph" style:parent-style-name="Standard">
      <style:paragraph-properties fo:margin-top="0in" fo:margin-bottom="0.1598in" style:contextual-spacing="false"/>
      <style:text-properties style:font-name="Lato" officeooo:paragraph-rsid="001fdf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Which of the following is not used for globbing?</text:p>
      <text:p text:style-name="P1"><text:s text:c="4"/>A) [ ]</text:p>
      <text:p text:style-name="P1"><text:s text:c="4"/>B) #</text:p>
      <text:p text:style-name="P1"><text:s text:c="4"/>C) ?</text:p>
      <text:p text:style-name="P1"><text:s text:c="4"/>D) *</text:p>
      <text:p text:style-name="P1"/>
      <text:p text:style-name="P1">Question 2</text:p>
      <text:p text:style-name="P1">How many times can you use a * glob character in a pattern?</text:p>
      <text:p text:style-name="P1"><text:s text:c="4"/>A) One</text:p>
      <text:p text:style-name="P1"><text:s text:c="4"/>B) Three</text:p>
      <text:p text:style-name="P1"><text:s text:c="4"/>C) Two</text:p>
      <text:p text:style-name="P1"><text:s text:c="4"/>D) No limit</text:p>
      <text:p text:style-name="P1"/>
      <text:p text:style-name="P1">Question 3</text:p>
      <text:p text:style-name="P1">Assuming at least one file matching the pattern is in the current directory, the command echo a* will display:</text:p>
      <text:p text:style-name="P1"><text:s text:c="4"/>A) All of the files in any directory that begin with an "a" character.</text:p>
      <text:p text:style-name="P1"><text:s text:c="4"/>B) Only the file named "a*".</text:p>
      <text:p text:style-name="P1"><text:s text:c="4"/>C) All of the files in the current directory that begin with an "a" or "A" character.</text:p>
      <text:p text:style-name="P1"><text:s text:c="4"/>D) All of the files in the current directory that begin with an "a" character.</text:p>
      <text:p text:style-name="P1"/>
      <text:p text:style-name="P1">Question 4</text:p>
      <text:p text:style-name="P1">Which of the following characters can be used to negate (indicate not matching the following characters), when placed as the first of a set of characters enclosed in square brackets [ ] ?</text:p>
      <text:p text:style-name="P1">(choose two)</text:p>
      <text:p text:style-name="P1"><text:s text:c="4"/>A) !</text:p>
      <text:p text:style-name="P1"><text:s text:c="4"/>B) ?</text:p>
      <text:p text:style-name="P1"><text:s text:c="4"/>C) ^</text:p>
      <text:p text:style-name="P1"><text:s text:c="4"/>D) ~</text:p>
      <text:p text:style-name="P1"/>
      <text:p text:style-name="P1"><text:soft-page-break/>Question 5</text:p>
      <text:p text:style-name="P1">The range defined inside of square brackets is based on the:</text:p>
      <text:p text:style-name="P1"><text:s text:c="4"/>A) Standard text table</text:p>
      <text:p text:style-name="P1"><text:s text:c="4"/>B) ASCII text table</text:p>
      <text:p text:style-name="P1"><text:s text:c="4"/>C) Invalid question as ranges are not permitted</text:p>
      <text:p text:style-name="P1"><text:s text:c="4"/>D) ANSI text table</text:p>
      <text:p text:style-name="P1"/>
      <text:p text:style-name="P1"/>
      <text:p text:style-name="P1">Question 6</text:p>
      <text:p text:style-name="P1">The glob pattern [a-d] would match:</text:p>
      <text:p text:style-name="P1"><text:s text:c="4"/>A) All files</text:p>
      <text:p text:style-name="P1"><text:s text:c="4"/>B) A file name with a single character that is either an a, -, or d.</text:p>
      <text:p text:style-name="P1"><text:s text:c="4"/>C) A file name with a single character that is either a a, b, c, or d.</text:p>
      <text:p text:style-name="P1"><text:s text:c="4"/>D) Nothing, this is an invalid glob pattern.</text:p>
      <text:p text:style-name="P1"/>
      <text:p text:style-name="P1"/>
      <text:p text:style-name="P1">Question 7</text:p>
      <text:p text:style-name="P1">Which glob character matches zero or more characters?</text:p>
      <text:p text:style-name="P1"><text:s text:c="4"/>A) *</text:p>
      <text:p text:style-name="P1"><text:s text:c="4"/>B) .</text:p>
      <text:p text:style-name="P1"><text:s text:c="4"/>C) ?</text:p>
      <text:p text:style-name="P1"><text:s text:c="4"/>D) [</text:p>
      <text:p text:style-name="P1"/>
      <text:p text:style-name="P1"/>
      <text:p text:style-name="P1">Question 8</text:p>
      <text:p text:style-name="P1">Which two characters represent the empty string?</text:p>
      <text:p text:style-name="P1"><text:s text:c="4"/>A) &amp;&amp;</text:p>
      <text:p text:style-name="P1"><text:s text:c="4"/>B) ""</text:p>
      <text:p text:style-name="P1"><text:s text:c="4"/>C) ..</text:p>
      <text:p text:style-name="P1"><text:s text:c="4"/>D) **</text:p>
      <text:p text:style-name="P1"><text:soft-page-break/>Question 9</text:p>
      <text:p text:style-name="P1">Brackets can be used to represent a range of characters.</text:p>
      <text:p text:style-name="P1">True or False?</text:p>
      <text:p text:style-name="P1"><text:s text:c="4"/>A) True</text:p>
      <text:p text:style-name="P1"><text:s text:c="4"/>B) False</text:p>
      <text:p text:style-name="P1"/>
      <text:p text:style-name="P1">Question 10</text:p>
      <text:p text:style-name="P1">Which of these commands would return the files /etc/game.conf, /etc/file.conf and /etc/snap.conf</text:p>
      <text:p text:style-name="P1">(choose two)</text:p>
      <text:p text:style-name="P1"><text:s text:c="4"/>A) echo /etc/*?.*o?</text:p>
      <text:p text:style-name="P1"><text:s text:c="4"/>B) ls /etc/p????.**</text:p>
      <text:p text:style-name="P1"><text:s text:c="4"/>C) echo /etc/????.*f</text:p>
      <text:p text:style-name="P1"><text:s text:c="4"/>D) ls /etc/????.???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uestion 1</text:p>
      <text:p text:style-name="P3">Which of the following is not used for globbing?</text:p>
      <text:p text:style-name="P3">[ ]</text:p>
      <text:p text:style-name="P3">*</text:p>
      <text:p text:style-name="P3">#</text:p>
      <text:p text:style-name="P3">?</text:p>
      <text:p text:style-name="P3">Question 2</text:p>
      <text:p text:style-name="P3">How many times can you use a * glob character in a pattern?</text:p>
      <text:p text:style-name="P3">One</text:p>
      <text:p text:style-name="P3">Three</text:p>
      <text:p text:style-name="P3">No limit</text:p>
      <text:p text:style-name="P3">Two</text:p>
      <text:p text:style-name="P3">Question 3</text:p>
      <text:p text:style-name="P3">Assuming at least one file matching the pattern is in the current directory, the command echo ???a will display:</text:p>
      <text:p text:style-name="P3">All of the files in the current directory that have four characters in the file name with the first character being an “a” character.</text:p>
      <text:p text:style-name="P3">All of the files in the current directory that end with an "a" character.</text:p>
      <text:p text:style-name="P3">Only a file named ???a</text:p>
      <text:p text:style-name="P3">All of the files in the current directory that have four characters in the file name with the last character being an "a" character.</text:p>
      <text:p text:style-name="P3">Question 4</text:p>
      <text:p text:style-name="P3">Which of the following characters can be used to negate (indicate not matching the following characters), when placed as the first of a set of characters enclosed in square brackets [ ] ?</text:p>
      <text:p text:style-name="P3">(choose two)</text:p>
      <text:p text:style-name="P3">~</text:p>
      <text:p text:style-name="P3">^</text:p>
      <text:p text:style-name="P3">!</text:p>
      <text:p text:style-name="P3">?</text:p>
      <text:p text:style-name="P3">Question 5</text:p>
      <text:p text:style-name="P3">Within square brackets, (for example: [?]) the ? character means:</text:p>
      <text:p text:style-name="P3"><text:soft-page-break/>Nothing, it has no meaning at all</text:p>
      <text:p text:style-name="P3">Match a ? character</text:p>
      <text:p text:style-name="P3">Exactly one character</text:p>
      <text:p text:style-name="P3">Match zero or more of any ? characters</text:p>
      <text:p text:style-name="P3">Question 6</text:p>
      <text:p text:style-name="P3">You can combine glob characters in a single pattern, for example: a??*[0-9].</text:p>
      <text:p text:style-name="P3">True or False?</text:p>
      <text:p text:style-name="P3">True</text:p>
      <text:p text:style-name="P3">False</text:p>
      <text:p text:style-name="P3">Question 7</text:p>
      <text:p text:style-name="P3">The glob pattern [a-d] would match:</text:p>
      <text:p text:style-name="P3">A file name with a single character that is either a a, b, c, or d.</text:p>
      <text:p text:style-name="P3">Nothing, this is an invalid glob pattern.</text:p>
      <text:p text:style-name="P3">A file name with a single character that is either an a, -, or d.</text:p>
      <text:p text:style-name="P3">All files</text:p>
      <text:p text:style-name="P3">Question 8</text:p>
      <text:p text:style-name="P3">The glob pattern [!abc]*</text:p>
      <text:p text:style-name="P3">All files</text:p>
      <text:p text:style-name="P3">All files that start with any character except a, b or c</text:p>
      <text:p text:style-name="P3">All files that start with either of the following characters: !, a, b or c.</text:p>
      <text:p text:style-name="P3">Nothing, this is an invalid glob pattern</text:p>
      <text:p text:style-name="P3">Question 9</text:p>
      <text:p text:style-name="P3">Which two characters represent the empty string?</text:p>
      <text:p text:style-name="P3">..</text:p>
      <text:p text:style-name="P3">**</text:p>
      <text:p text:style-name="P3">""</text:p>
      <text:p text:style-name="P3">&amp;&amp;</text:p>
      <text:p text:style-name="P3">Question 10</text:p>
      <text:p text:style-name="P3">Brackets can be used to represent a range of characters.</text:p>
      <text:p text:style-name="P3">True or False?</text:p>
      <text:p text:style-name="P3"><text:soft-page-break/>True</text:p>
      <text:p text:style-name="P3">Fals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5T08:33:29.268907415</meta:creation-date>
    <meta:generator>LibreOffice/7.1.8.1$Linux_X86_64 LibreOffice_project/10$Build-1</meta:generator>
    <dc:date>2022-01-07T18:12:13.422523010</dc:date>
    <meta:editing-duration>PT29M55S</meta:editing-duration>
    <meta:editing-cycles>4</meta:editing-cycles>
    <meta:document-statistic meta:table-count="0" meta:image-count="0" meta:object-count="0" meta:page-count="6" meta:paragraph-count="120" meta:word-count="667" meta:character-count="3537" meta:non-whitespace-character-count="2838"/>
  </office:meta>
</office:document-meta>
</file>